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b3b3" officeooo:paragraph-rsid="0016b3b3"/>
    </style:style>
    <style:style style:name="P2" style:family="paragraph" style:parent-style-name="Standard">
      <style:text-properties fo:font-weight="bold" officeooo:rsid="0016b3b3" officeooo:paragraph-rsid="0016b3b3" style:font-weight-asian="bold" style:font-weight-complex="bold"/>
    </style:style>
    <style:style style:name="P3" style:family="paragraph" style:parent-style-name="Standard">
      <style:text-properties fo:font-size="16pt" fo:font-weight="bold" officeooo:rsid="0016b3b3" officeooo:paragraph-rsid="0016b3b3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VOICE</text:p>
      <text:p text:style-name="P1"/>
      <text:p text:style-name="P2">Pay to:</text:p>
      <text:p text:style-name="P1"/>
      <text:p text:style-name="P1">Richard Bowen</text:p>
      <text:p text:style-name="P1">3864 Grassy Creek Drive</text:p>
      <text:p text:style-name="P1">Lexington, Kentucky</text:p>
      <text:p text:style-name="P1">40514</text:p>
      <text:p text:style-name="P1"/>
      <text:p text:style-name="P2">Amount:</text:p>
      <text:p text:style-name="P2"/>
      <text:p text:style-name="P1">US$ 2,500</text:p>
      <text:p text:style-name="P1"/>
      <text:p text:style-name="P2">For:</text:p>
      <text:p text:style-name="P2"/>
      <text:p text:style-name="P1">Apache HTTP Server training class, conducted October 6, 2016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2:39:25.983686979</meta:creation-date>
    <dc:date>2016-10-11T12:42:10.570638529</dc:date>
    <meta:editing-duration>PT38S</meta:editing-duration>
    <meta:editing-cycles>1</meta:editing-cycles>
    <meta:document-statistic meta:table-count="0" meta:image-count="0" meta:object-count="0" meta:page-count="1" meta:paragraph-count="10" meta:word-count="25" meta:character-count="154" meta:non-whitespace-character-count="139"/>
    <meta:generator>LibreOffice/5.1.5.2$Linux_X86_64 LibreOffice_project/10$Build-2</meta:generator>
  </office:meta>
</office:document-meta>
</file>